
<file path=META-INF/manifest.xml><?xml version="1.0" encoding="utf-8"?>
<ns0:manifest xmlns:ns0="urn:oasis:names:tc:opendocument:xmlns:manifest:1.0" ns0:version="1.2">
  <ns0:file-entry ns0:full-path="/" ns0:version="1.2" ns0:media-type="application/vnd.oasis.opendocument.presentation"/>
  <ns0:file-entry ns0:full-path="Thumbnails/thumbnail.png" ns0:media-type="image/png"/>
  <ns0:file-entry ns0:full-path="meta.xml" ns0:media-type="text/xml"/>
  <ns0:file-entry ns0:full-path="content.xml" ns0:media-type="text/xml"/>
  <ns0:file-entry ns0:full-path="Pictures/10000201000003AF000002126A94207C4902B60B.png" ns0:media-type="image/png"/>
  <ns0:file-entry ns0:full-path="Pictures/100021B200008D2E00004F60B312A649B9EEC188.svg" ns0:media-type="image/svg+xml"/>
  <ns0:file-entry ns0:full-path="styles.xml" ns0:media-type="text/xml"/>
</ns0:manifest>
</file>

<file path=content.xml><?xml version="1.0" encoding="utf-8"?>
<office:document-content xmlns:draw="urn:oasis:names:tc:opendocument:xmlns:drawing:1.0" xmlns:fo="urn:oasis:names:tc:opendocument:xmlns:xsl-fo-compatible:1.0" xmlns:loext="urn:org:documentfoundation:names:experimental:office:xmlns:loext:1.0" xmlns:ns7="urn:oasis:names:tc:opendocument:xmlns:form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ext="urn:oasis:names:tc:opendocument:xmlns:text:1.0" office:version="1.2">
  <office:scripts/>
  <office:font-face-decls>
    <style:font-face style:name="Liberation Sans" svg:font-family="'Liberation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etropolis-title">
      <style:graphic-properties fo:min-height="2cm"/>
    </style:style>
    <style:style style:name="pr2" style:family="presentation" style:parent-style-name="Metropolis-subtitle">
      <style:graphic-properties draw:fill-color="#ffffff" draw:auto-grow-height="true" fo:min-height="10.548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Metropolis" presentation:presentation-page-layout-name="AL1T0">
        <office:forms ns7:automatic-focus="false" ns7:apply-design-mode="false"/>
        <draw:frame presentation:style-name="pr1" draw:layer="layout" svg:width="14.8cm" svg:height="2cm" svg:x="6.6cm" svg:y="0.6cm" presentation:class="title" presentation:placeholder="true" presentation:user-transformed="true">
          <draw:text-box>
            <text:p>PragatiHub Progress Report</text:p>
          </draw:text-box>
        </draw:frame>
        <draw:frame presentation:style-name="pr2" draw:text-style-name="P1" draw:layer="layout" svg:width="25.2cm" svg:height="10.548cm" svg:x="1.4cm" svg:y="3.8cm" presentation:class="subtitle" presentation:placeholder="true">
          <draw:text-box>
            <text:p>- SRS-based module status</text:p>
            <text:p>- Date: February 6, 2026</text:p>
          </draw:text-box>
        </draw:frame>
        <presentation:notes draw:style-name="dp2">
          <office:forms ns7:automatic-focus="false" ns7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1T0">
        <office:forms ns7:automatic-focus="false" ns7:apply-design-mode="false"/>
        <draw:frame presentation:style-name="pr1" draw:layer="layout" svg:width="14.8cm" svg:height="2cm" svg:x="6.6cm" svg:y="0.6cm" presentation:class="title" presentation:placeholder="true" presentation:user-transformed="true">
          <draw:text-box>
            <text:p>Project Overview</text:p>
          </draw:text-box>
        </draw:frame>
        <draw:frame presentation:style-name="pr2" draw:text-style-name="P1" draw:layer="layout" svg:width="25.2cm" svg:height="10.548cm" svg:x="1.4cm" svg:y="3.8cm" presentation:class="subtitle" presentation:placeholder="true">
          <draw:text-box>
            <text:p>- Objective: peer-to-peer skill learning &amp; trading platform</text:p>
            <text:p>- Platform: React Native + Expo (mobile-first)</text:p>
            <text:p>- Backend: Supabase + Clerk authentication (current)</text:p>
            <text:p>- Current focus: community and content features</text:p>
          </draw:text-box>
        </draw:frame>
        <presentation:notes draw:style-name="dp2">
          <office:forms ns7:automatic-focus="false" ns7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etropolis" presentation:presentation-page-layout-name="AL1T0">
        <office:forms ns7:automatic-focus="false" ns7:apply-design-mode="false"/>
        <draw:frame presentation:style-name="pr1" draw:layer="layout" svg:width="14.8cm" svg:height="2cm" svg:x="6.6cm" svg:y="0.6cm" presentation:class="title" presentation:placeholder="true" presentation:user-transformed="true">
          <draw:text-box>
            <text:p>Modules Implemented</text:p>
          </draw:text-box>
        </draw:frame>
        <draw:frame presentation:style-name="pr2" draw:text-style-name="P1" draw:layer="layout" svg:width="25.2cm" svg:height="10.548cm" svg:x="1.4cm" svg:y="3.8cm" presentation:class="subtitle" presentation:placeholder="true">
          <draw:text-box>
            <text:p>- Authentication &amp; Authorization</text:p>
            <text:p>- User Profile Management</text:p>
            <text:p>- Community Forums (communities, posts, comments, upvotes)</text:p>
          </draw:text-box>
        </draw:frame>
        <presentation:notes draw:style-name="dp2">
          <office:forms ns7:automatic-focus="false" ns7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Metropolis" presentation:presentation-page-layout-name="AL1T0">
        <office:forms ns7:automatic-focus="false" ns7:apply-design-mode="false"/>
        <draw:frame presentation:style-name="pr1" draw:layer="layout" svg:width="14.8cm" svg:height="2cm" svg:x="6.6cm" svg:y="0.6cm" presentation:class="title" presentation:placeholder="true" presentation:user-transformed="true">
          <draw:text-box>
            <text:p>Modules Partially Implemented</text:p>
          </draw:text-box>
        </draw:frame>
        <draw:frame presentation:style-name="pr2" draw:text-style-name="P1" draw:layer="layout" svg:width="25.2cm" svg:height="10.548cm" svg:x="1.4cm" svg:y="3.8cm" presentation:class="subtitle" presentation:placeholder="true">
          <draw:text-box>
            <text:p>- Skill Discovery &amp; Search (community discovery + search only)</text:p>
            <text:p>- In-App Messaging (Inbox screen placeholder)</text:p>
          </draw:text-box>
        </draw:frame>
        <presentation:notes draw:style-name="dp2">
          <office:forms ns7:automatic-focus="false" ns7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Metropolis" presentation:presentation-page-layout-name="AL1T0">
        <office:forms ns7:automatic-focus="false" ns7:apply-design-mode="false"/>
        <draw:frame presentation:style-name="pr1" draw:layer="layout" svg:width="14.8cm" svg:height="2cm" svg:x="6.6cm" svg:y="0.6cm" presentation:class="title" presentation:placeholder="true" presentation:user-transformed="true">
          <draw:text-box>
            <text:p>Modules Remaining</text:p>
          </draw:text-box>
        </draw:frame>
        <draw:frame presentation:style-name="pr2" draw:text-style-name="P1" draw:layer="layout" svg:width="25.2cm" svg:height="10.548cm" svg:x="1.4cm" svg:y="3.8cm" presentation:class="subtitle" presentation:placeholder="true">
          <draw:text-box>
            <text:p>- Skill Trading System</text:p>
            <text:p>- Scheduling &amp; Calendar</text:p>
            <text:p>- Review &amp; Rating</text:p>
            <text:p>- Notification System</text:p>
            <text:p>- Admin Dashboard</text:p>
            <text:p>- Analytics &amp; Reporting</text:p>
          </draw:text-box>
        </draw:frame>
        <presentation:notes draw:style-name="dp2">
          <office:forms ns7:automatic-focus="false" ns7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Metropolis" presentation:presentation-page-layout-name="AL1T0">
        <office:forms ns7:automatic-focus="false" ns7:apply-design-mode="false"/>
        <draw:frame presentation:style-name="pr1" draw:layer="layout" svg:width="14.8cm" svg:height="2cm" svg:x="6.6cm" svg:y="0.6cm" presentation:class="title" presentation:placeholder="true" presentation:user-transformed="true">
          <draw:text-box>
            <text:p>Next Steps</text:p>
          </draw:text-box>
        </draw:frame>
        <draw:frame presentation:style-name="pr2" draw:text-style-name="P1" draw:layer="layout" svg:width="25.2cm" svg:height="10.548cm" svg:x="1.4cm" svg:y="3.8cm" presentation:class="subtitle" presentation:placeholder="true">
          <draw:text-box>
            <text:p>- Implement skill catalog + trading workflow</text:p>
            <text:p>- Add scheduling + real messaging</text:p>
            <text:p>- Build ratings/reputation + notifications</text:p>
            <text:p>- Add admin dashboard + analytics</text:p>
            <text:p>- Test, QA, and deployment readiness</text:p>
          </draw:text-box>
        </draw:frame>
        <presentation:notes draw:style-name="dp2">
          <office:forms ns7:automatic-focus="false" ns7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 CJK" svg:font-family="'Noto Sans CJK JP:palt','Noto Sans CJK KR','Noto Sans CJK SC','Noto Sans CJK TC','Noto Sans CJK HK'" style:font-family-generic="swiss" style:font-pitch="variable"/>
    <style:font-face style:name="Noto Sans" svg:font-family="Noto Sans" style:font-family-generic="swiss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style:font-size-asian="24pt" style:font-name-asian="Noto Sans CJK" style:font-size-complex="24pt" style:font-name-complex="Noto San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style:font-size-asian="18pt" style:font-size-complex="18pt" fo:font-style="normal" style:font-style-asian="normal" style:font-style-complex="normal" fo:text-shadow="none" style:text-underline-style="none" fo:font-weight="normal" style:font-weight-asian="normal" style:font-weight-complex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" fo:font-family="'Liberation Sans'" style:font-family-generic="roman" style:font-pitch="variable" fo:font-size="14pt" style:font-size-asian="14pt" style:font-size-complex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style:font-size-asian="20pt" style:font-size-complex="20pt" fo:font-style="normal" style:font-style-asian="normal" style:font-style-complex="normal" fo:text-shadow="none" style:text-underline-style="none" fo:font-weight="normal" style:font-weight-asian="normal" style:font-weight-complex="normal" style:letter-kerning="true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style:font-size-asian="24pt" style:font-size-complex="24pt" fo:font-style="normal" style:font-style-asian="normal" style:font-style-complex="normal" fo:text-shadow="none" style:text-underline-style="none" fo:font-weight="normal" style:font-weight-asian="normal" style:font-weight-complex="normal" style:letter-kerning="true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style:font-size-asian="32pt" style:font-size-complex="32pt" fo:font-style="normal" style:font-style-asian="normal" style:font-style-complex="normal" fo:text-shadow="none" style:text-underline-style="none" fo:font-weight="normal" style:font-weight-asian="normal" style:font-weight-complex="normal" style:letter-kerning="true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style:font-size-asian="33pt" style:font-size-complex="33pt" fo:font-style="normal" style:font-style-asian="normal" style:font-style-complex="normal" fo:text-shadow="none" style:text-underline-style="none" fo:font-weight="normal" style:font-weight-asian="normal" style:font-weight-complex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/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6A94207C4902B60B.png" xlink:type="simple" xlink:show="embed" xlink:actuate="onLoad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/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6T15:11:21.557030589</meta:creation-date>
    <meta:editing-duration>PT1M14S</meta:editing-duration>
    <meta:editing-cycles>2</meta:editing-cycles>
    <meta:generator>LibreOffice/5.4.2.2$Linux_X86_64 LibreOffice_project/22b09f6418e8c2d508a9eaf86b2399209b0990f4</meta:generator>
    <dc:title>Metropolis</dc:title>
    <dc:date>2017-11-26T15:12:36.105102306</dc:date>
    <meta:document-statistic meta:object-count="26"/>
  </office:meta>
</office:document-meta>
</file>